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2f425" officeooo:paragraph-rsid="0012f425" style:font-size-asian="13pt" style:font-size-complex="13pt"/>
    </style:style>
    <style:style style:name="P2" style:family="paragraph" style:parent-style-name="Standard">
      <style:text-properties fo:font-size="13pt" style:text-underline-style="none" officeooo:rsid="0012f425" officeooo:paragraph-rsid="0012f425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c531"/>
    </style:style>
    <style:style style:name="T3" style:family="text">
      <style:text-properties style:text-underline-style="none"/>
    </style:style>
    <style:style style:name="T4" style:family="text">
      <style:text-properties officeooo:rsid="0013c531"/>
    </style:style>
    <style:style style:name="T5" style:family="text">
      <style:text-properties officeooo:rsid="001483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<text:span text:style-name="T5">Álvaro Cardoso Vicente de Souza</text:span><text:tab/><text:tab/><text:tab/><text:tab/><text:tab/>RA: <text:span text:style-name="T5">133536</text:span></text:p>
      <text:p text:style-name="P1"/>
      <text:p text:style-name="P1">Tab3(<text:span text:style-name="T4">#</text:span><text:span text:style-name="T1">CodPac, </text:span><text:span text:style-name="T2">#</text:span><text:span text:style-name="T1">NumeroIntern, NoLeito, DataHoraInic</text:span>, DataHoraFim, <text:span text:style-name="T4">CodigoQuarto</text:span>)</text:p>
      <text:p text:style-name="P1">Tab2(#<text:span text:style-name="T1">CodPac,</text:span> <text:span text:style-name="T1">NumeroIntern,</text:span><text:span text:style-name="T3"> DataHoraBaixa, DataHoraAlta)</text:span></text:p>
      <text:p text:style-name="P1">Tab3 (<text:span text:style-name="T1">CodPac</text:span><text:span text:style-name="T3">, NomePac)</text:span></text:p>
      <text:p text:style-name="P2"/>
      <text:p text:style-name="P2">1 – B.</text:p>
      <text:p text:style-name="P2"/>
      <text:p text:style-name="P2">2 – D.</text:p>
      <text:p text:style-name="P2"/>
      <text:p text:style-name="P2">3 – 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6:41:55.968786892</meta:creation-date>
    <dc:date>2019-09-11T16:50:48.151893198</dc:date>
    <meta:editing-duration>PT7M34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27" meta:character-count="226" meta:non-whitespace-character-count="199"/>
  </office:meta>
</office:document-meta>
</file>